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
      <text:p text:style-name="Horizontal_20_Line"/>
      <text:p text:style-name="Text_20_body">Para poder razonar, necesitamos un punto de partida.<text:line-break/>Y ese punto de partida no es el conocimiento… es la imaginación.</text:p>
      <text:p text:style-name="Text_20_body">Cuando nos enfrentamos a algo que no entendemos del todo —y eso sucede casi todo el tiempo— nuestra mente llena los huecos con ideas inventadas.<text:line-break/>Construimos suposiciones, hipótesis, teorías. Nos imaginamos cómo podrían ser las cosas.<text:line-break/>No importa si esas ideas son ciertas o no. Al principio, lo único importante es que nos permitan empezar a pensar.</text:p>
      <text:p text:style-name="Text_20_body">Luego, usando esas ideas imaginarias como base, razonamos:<text:line-break/>deducimos consecuencias, hacemos predicciones, tomamos decisiones.<text:line-break/>Y después, comparamos el resultado con la realidad.</text:p>
      <text:p text:style-name="Text_20_body">Si lo que imaginamos nos lleva a conclusiones que no funcionan —si las predicciones fallan, si las decisiones no dan buenos resultados— entonces algo anda mal.<text:line-break/>Eso nos obliga a volver atrás, revisar las hipótesis, corregir lo que no encaja, y volver a intentarlo.</text:p>
      <text:p text:style-name="Text_20_body">Este proceso se repite una y otra vez.<text:line-break/>Es un ciclo interminable: imaginar, razonar, comparar con la realidad, ajustar, y volver a imaginar.<text:line-break/>Y gracias a este proceso, nuestras ideas sobre el mundo se van afinando poco a poco, hasta que empiezan a darnos resultados útiles.</text:p>
      <text:p text:style-name="Text_20_body">Pero aquí está el punto crucial:<text:line-break/>el hecho de que algo funcione no significa necesariamente que sea cierto.<text:line-break/>La imagen que tenemos de la realidad —por muy útil que sea— podría ser solo una fantasía bien ajustada, un modelo que no describe el mundo tal como es, sino solo lo suficiente como para que podamos movernos dentro de él sin tropezar.</text:p>
      <text:p text:style-name="Text_20_body">Así trabaja la mente humana: con modelos aproximados, flexibles, incompletos, y muchas veces imaginarios.<text:line-break/>Y, sorprendentemente, suele ser suficiente.</text:p>
      <text:p text:style-name="Text_20_body"/>
      <text:p text:style-name="Text_20_body"/>
      <text:p text:style-name="Text_20_body"/>
      <text:p text:style-name="Text_20_body"/>
      <text:p text:style-name="Horizontal_20_Line"/>
      <text:p text:style-name="Text_20_body"/>
      <text:p text:style-name="Text_20_body"/>
      <text:p text:style-name="Text_20_body"><text:soft-page-break/></text:p>
      <text:p text:style-name="Text_20_body"/>
      <text:p text:style-name="Text_20_body">Para ilustrar cómo funciona este proceso, pensemos en una de las preguntas más antiguas de la humanidad:<text:line-break/><text:span text:style-name="Strong_20_Emphasis">¿Qué forma tiene la Tierra?</text:span></text:p>
      <text:p text:style-name="Text_20_body">Supongamos que yo nunca he viajado muy lejos, ni he visto mapas, ni tengo instrumentos de medición.<text:line-break/>Miro a mi alrededor, veo el horizonte plano, y llego a una conclusión razonable:<text:line-break/><text:span text:style-name="Strong_20_Emphasis">la Tierra debe ser plana.</text:span> Esa es mi hipótesis inicial.</text:p>
      <text:p text:style-name="Text_20_body">A partir de esa idea, puedo construir planes, organizar mi vida, y navegar con cierta seguridad por mi entorno.<text:line-break/>Mientras todo lo que hago funcione, no tengo motivos para cuestionar mi modelo.<text:line-break/>La Tierra seguirá siendo plana para mí… y no pasará nada.</text:p>
      <text:p text:style-name="Text_20_body">Pero supongamos ahora que decido embarcarme en una gran expedición: quiero llegar a la India.<text:line-break/>Trazo una ruta hacia el este, y llego. Luego, por curiosidad, intento lo mismo pero navegando hacia el oeste… y también llego.<text:line-break/>Eso no debería pasar si la Tierra fuera realmente plana.</text:p>
      <text:p text:style-name="Text_20_body">Aquí aparece el “absurdo”: una contradicción entre mi modelo y la realidad observada.<text:line-break/>Y es esta contradicción la que me obliga a revisar mi hipótesis.</text:p>
      <text:p text:style-name="Text_20_body">Así comienza una nueva etapa del razonamiento: abandono la idea de una Tierra plana y me abro a otra posibilidad:<text:line-break/>quizás la Tierra sea redonda.</text:p>
      <text:p text:style-name="Text_20_body">Este nuevo modelo explica mejor lo que ocurre y, por lo tanto, lo adopto… hasta que surjan nuevas contradicciones que me obliguen a afinarlo aún más.<text:line-break/>Y así sigue el ciclo: imaginar, razonar, probar, corregir.</text:p>
      <text:p text:style-name="Text_20_body">Lo importante es notar que mi primer modelo —aunque falso— fue funcional durante mucho tiempo.<text:line-break/>Me permitió actuar, planificar, sobrevivir.<text:line-break/>Y eso es precisamente lo que hace la mente humana: construye representaciones útiles, aunque no sean necesariamente verdaderas.</text:p>
      <text:p text:style-name="Horizontal_20_Lin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25T19:50:02.202000000</meta:creation-date>
    <dc:date>2025-05-25T20:09:19.434000000</dc:date>
    <meta:editing-duration>PT19M17S</meta:editing-duration>
    <meta:editing-cycles>2</meta:editing-cycles>
    <meta:generator>LibreOffice/7.3.5.2$Windows_X86_64 LibreOffice_project/184fe81b8c8c30d8b5082578aee2fed2ea847c01</meta:generator>
    <meta:document-statistic meta:table-count="0" meta:image-count="0" meta:object-count="0" meta:page-count="2" meta:paragraph-count="15" meta:word-count="545" meta:character-count="3325" meta:non-whitespace-character-count="2795"/>
  </office:meta>
</office:document-meta>
</file>